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### Farhad Ramezanghorbani 20131758 HW#7</text:p>
      <text:p text:style-name="Standard"/>
      <text:p text:style-name="Standard">class Cell:</text:p>
      <text:p text:style-name="Standard"><text:s text:c="4"/>"Single cell in a matrix"</text:p>
      <text:p text:style-name="Standard"><text:tab/></text:p>
      <text:p text:style-name="Standard"><text:s text:c="4"/>def __init__( self, data ):</text:p>
      <text:p text:style-name="Standard"><text:tab/>"Cell constructor"</text:p>
      <text:p text:style-name="Standard"><text:tab/> <text:s text:c="3"/></text:p>
      <text:p text:style-name="Standard"><text:tab/>self.data = data</text:p>
      <text:p text:style-name="Standard"><text:tab/>self.nextCell = None</text:p>
      <text:p text:style-name="Standard"><text:tab/>#self.index = index</text:p>
      <text:p text:style-name="Standard"/>
      <text:p text:style-name="Standard"><text:s text:c="4"/>def getData( self ):</text:p>
      <text:p text:style-name="Standard"><text:tab/>"Get cell data"</text:p>
      <text:p text:style-name="Standard"/>
      <text:p text:style-name="Standard"><text:tab/>return self.data</text:p>
      <text:p text:style-name="Standard"/>
      <text:p text:style-name="Standard"><text:s text:c="4"/>def setData( self, data ):</text:p>
      <text:p text:style-name="Standard"><text:tab/>"Set cell data"</text:p>
      <text:p text:style-name="Standard"/>
      <text:p text:style-name="Standard"><text:tab/>self.data = data</text:p>
      <text:p text:style-name="Standard"/>
      <text:p text:style-name="Standard"><text:s text:c="4"/>def getNextCell( self ):</text:p>
      <text:p text:style-name="Standard"><text:tab/>"Get reference to next node"</text:p>
      <text:p text:style-name="Standard"/>
      <text:p text:style-name="Standard"><text:tab/>return self.nextCell</text:p>
      <text:p text:style-name="Standard"/>
      <text:p text:style-name="Standard"><text:s text:c="4"/>def setNextCell( self, newCell ):</text:p>
      <text:p text:style-name="Standard"><text:tab/>"Set reference to next node"</text:p>
      <text:p text:style-name="Standard"/>
      <text:p text:style-name="Standard"><text:tab/>self.nextCell = newCell</text:p>
      <text:p text:style-name="Standard">"""</text:p>
      <text:p text:style-name="Standard"><text:s text:c="4"/>def getIndex( self ):</text:p>
      <text:p text:style-name="Standard"><text:tab/>"Get cell index"</text:p>
      <text:p text:style-name="Standard"/>
      <text:p text:style-name="Standard"><text:tab/>return self.index</text:p>
      <text:p text:style-name="Standard"><text:tab/></text:p>
      <text:p text:style-name="Standard"><text:s text:c="4"/>def setIndex( self ):</text:p>
      <text:p text:style-name="Standard"><text:tab/>"Set cell index"</text:p>
      <text:p text:style-name="Standard"/>
      <text:p text:style-name="Standard"><text:tab/>self.index = index</text:p>
      <text:p text:style-name="Standard">"""</text:p>
      <text:p text:style-name="Standard"/>
      <text:p text:style-name="Standard">class Row:</text:p>
      <text:p text:style-name="Standard"><text:s text:c="4"/>"Linked Row"</text:p>
      <text:p text:style-name="Standard"><text:tab/></text:p>
      <text:p text:style-name="Standard"><text:s text:c="4"/>def __init__( self ):</text:p>
      <text:p text:style-name="Standard"><text:tab/>"List constructor"</text:p>
      <text:p text:style-name="Standard"/>
      <text:p text:style-name="Standard"><text:soft-page-break/><text:tab/>self.firstCell = None</text:p>
      <text:p text:style-name="Standard"><text:s text:c="4"/><text:tab/>self.lastCell = None</text:p>
      <text:p text:style-name="Standard"/>
      <text:p text:style-name="Standard"><text:s text:c="4"/>def __str__( self ):</text:p>
      <text:p text:style-name="Standard"><text:tab/>"Override print statement"</text:p>
      <text:p text:style-name="Standard"/>
      <text:p text:style-name="Standard"><text:tab/>if self.isEmpty():</text:p>
      <text:p text:style-name="Standard"><text:tab/> <text:s text:c="3"/>return "The row is empty"</text:p>
      <text:p text:style-name="Standard"/>
      <text:p text:style-name="Standard"><text:tab/>currentCell = self.firstCell</text:p>
      <text:p text:style-name="Standard"><text:tab/>string = ""</text:p>
      <text:p text:style-name="Standard"/>
      <text:p text:style-name="Standard"><text:tab/>while currentCell is not None:</text:p>
      <text:p text:style-name="Standard"><text:tab/> <text:s text:c="3"/>string += str( currentCell.getData() ) + " "</text:p>
      <text:p text:style-name="Standard"><text:tab/> <text:s text:c="3"/>currentCell = currentCell.getNextCell()</text:p>
      <text:p text:style-name="Standard"><text:tab/>return string</text:p>
      <text:p text:style-name="Standard"/>
      <text:p text:style-name="Standard"/>
      <text:p text:style-name="Standard"><text:s text:c="4"/>def insertAtBack( self, value ):</text:p>
      <text:p text:style-name="Standard"><text:tab/>"Insert cell at back of row"</text:p>
      <text:p text:style-name="Standard"/>
      <text:p text:style-name="Standard"><text:tab/>newCell = Cell( value )</text:p>
      <text:p text:style-name="Standard"><text:tab/>if self.isEmpty():</text:p>
      <text:p text:style-name="Standard"><text:tab/> <text:s text:c="3"/>self.firstCell = self.lastCell = newCell</text:p>
      <text:p text:style-name="Standard"><text:tab/>else:</text:p>
      <text:p text:style-name="Standard"><text:tab/> <text:s text:c="3"/>self.lastCell.setNextCell( newCell )</text:p>
      <text:p text:style-name="Standard"><text:tab/> <text:s text:c="3"/>self.lastCell = newCell</text:p>
      <text:p text:style-name="Standard"/>
      <text:p text:style-name="Standard"/>
      <text:p text:style-name="Standard"><text:s text:c="4"/>def isEmpty( self ):</text:p>
      <text:p text:style-name="Standard"><text:tab/>"Is the list empty?"</text:p>
      <text:p text:style-name="Standard"/>
      <text:p text:style-name="Standard"><text:tab/>return self.firstCell is None</text:p>
      <text:p text:style-name="Standard"/>
      <text:p text:style-name="Standard">#############################################</text:p>
      <text:p text:style-name="Standard">'''import random as rand</text:p>
      <text:p text:style-name="Standard">print "enter the matrix dimention"</text:p>
      <text:p text:style-name="Standard">m = int(raw_input("row: "))</text:p>
      <text:p text:style-name="Standard">n = int(raw_input("column: "))</text:p>
      <text:p text:style-name="Standard"/>
      <text:p text:style-name="Standard">Matrix = []</text:p>
      <text:p text:style-name="Standard">for i in range(m):</text:p>
      <text:p text:style-name="Standard"><text:s text:c="4"/>List = []</text:p>
      <text:p text:style-name="Standard"><text:s text:c="4"/>for j in range(n):</text:p>
      <text:p text:style-name="Standard"><text:tab/>List.append(rand.randint(0,1))</text:p>
      <text:p text:style-name="Standard"><text:s text:c="4"/>Matrix.append(List)'''</text:p>
      <text:p text:style-name="Standard"/>
      <text:p text:style-name="Standard">Matrix = [[2, 0, 0, 0, 0], [1, 2, 41, 5, 1], [0, 0, 0, 0, 0], [1, 0, 8, 7, 0], [3, 0, 0, 6, 0]]</text:p>
      <text:p text:style-name="Standard">m = 5</text:p>
      <text:p text:style-name="Standard"><text:soft-page-break/>n = 5</text:p>
      <text:p text:style-name="Standard">print "your random matrix is:\n" , Matrix</text:p>
      <text:p text:style-name="Standard">#############################################</text:p>
      <text:p text:style-name="Standard">""" index representation of nonzeros """</text:p>
      <text:p text:style-name="Standard">rowList = Row()</text:p>
      <text:p text:style-name="Standard"/>
      <text:p text:style-name="Standard">for i in range(m):</text:p>
      <text:p text:style-name="Standard"><text:s text:c="4"/>rowList = Row()</text:p>
      <text:p text:style-name="Standard"><text:s text:c="4"/>for j in range(n):</text:p>
      <text:p text:style-name="Standard"><text:tab/>if Matrix[i][j] != 0:</text:p>
      <text:p text:style-name="Standard"><text:tab/> <text:s text:c="3"/>rowList.insertAtBack(j+1)<text:tab/><text:tab/></text:p>
      <text:p text:style-name="Standard"><text:s text:c="4"/>print "row #%.d nonzero element indices:" %(i+1), rowList</text:p>
      <text:p text:style-name="Standard">#############################################</text:p>
      <text:p text:style-name="Standard">nonzerow = Row()</text:p>
      <text:p text:style-name="Standard"/>
      <text:p text:style-name="Standard">for i in range(m):</text:p>
      <text:p text:style-name="Standard"><text:s text:c="4"/>j=0</text:p>
      <text:p text:style-name="Standard"><text:s text:c="4"/>while j&lt;n:</text:p>
      <text:p text:style-name="Standard"><text:tab/>if Matrix[i][j] != 0:</text:p>
      <text:p text:style-name="Standard"><text:tab/> <text:s text:c="3"/>nonzerow.insertAtBack(i+1)<text:tab/><text:tab/></text:p>
      <text:p text:style-name="Standard"><text:tab/> <text:s text:c="3"/>break</text:p>
      <text:p text:style-name="Standard"/>
      <text:p text:style-name="Standard"><text:tab/>else:</text:p>
      <text:p text:style-name="Standard"><text:tab/> <text:s text:c="3"/>j+=1</text:p>
      <text:p text:style-name="Standard">print "index of non zero rows: " , nonzerow</text:p>
      <text:p text:style-name="Standard">############################################</text:p>
      <text:p text:style-name="Standard">sparse = Row()</text:p>
      <text:p text:style-name="Standard">for i in range(m):</text:p>
      <text:p text:style-name="Standard"><text:s text:c="4"/>for j in range(n):</text:p>
      <text:p text:style-name="Standard"><text:tab/>if Matrix[i][j] != 0:</text:p>
      <text:p text:style-name="Standard"><text:tab/> <text:s text:c="3"/>sparse.insertAtBack(Matrix[i][j])</text:p>
      <text:p text:style-name="Standard">print "non zero elements of matrix: " , sparse<text:tab/><text:tab/></text:p>
      <text:p text:style-name="Standard">############################################</text:p>
      <text:p text:style-name="Standard"><text:tab/> <text:s text:c="3"/></text:p>
      <text:p text:style-name="Standard"/>
      <text:p text:style-name="Standard"><text:s text:c="4"/></text:p>
      <text:p text:style-name="Standard"/>
      <text:p text:style-name="Standard"><text:tab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had </meta:initial-creator>
    <meta:creation-date>2013-12-24T00:58:47</meta:creation-date>
    <dc:date>2013-12-24T01:00:17</dc:date>
    <dc:creator>Farhad </dc:creator>
    <meta:editing-duration>P0D</meta:editing-duration>
    <meta:editing-cycles>1</meta:editing-cycles>
    <meta:document-statistic meta:table-count="0" meta:image-count="0" meta:object-count="0" meta:page-count="3" meta:paragraph-count="105" meta:word-count="352" meta:character-count="2500" meta:non-whitespace-character-count="2035"/>
    <meta:generator>LibreOffice/3.5$Linux_X86_64 LibreOffice_project/350m1$Build-2</meta:generator>
  </office:meta>
</office:document-meta>
</file>